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9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0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9c4c1e" officeooo:paragraph-rsid="01105a9e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1105a9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1105a9e"/>
    </style:style>
    <style:style style:name="P18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752f12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11b2167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0" style:family="paragraph" style:parent-style-name="Standard" style:master-page-name="">
      <style:paragraph-properties fo:text-align="justify" style:justify-single-word="false" fo:hyphenation-ladder-count="no-limit" style:page-number="auto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fo:background-color="transparent"/>
      <style:text-properties style:font-name="Times New Roman" fo:font-size="12pt" fo:language="uk" fo:country="UA" fo:font-weight="normal" officeooo:rsid="009c4c1e" officeooo:paragraph-rsid="0119a063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fo:background-color="transparent">
        <style:tab-stops>
          <style:tab-stop style:position="0.397cm"/>
        </style:tab-stops>
      </style:paragraph-properties>
      <style:text-properties officeooo:paragraph-rsid="011eb20f" fo:hyphenate="true" fo:hyphenation-remain-char-count="2" fo:hyphenation-push-char-count="2" loext:hyphenation-no-caps="false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style:font-name="Times New Roman" fo:font-size="12pt" fo:language="uk" fo:country="UA" fo:font-weight="normal" officeooo:rsid="009c4c1e" officeooo:paragraph-rsid="0119a063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style:font-name="Times New Roman" fo:font-size="12pt" fo:font-weight="normal" officeooo:paragraph-rsid="01179e7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6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7" style:family="paragraph" style:parent-style-name="Standard" style:list-style-name="L1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11b2167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1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11b7052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9c4c1e" officeooo:paragraph-rsid="01105a9e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1179e7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>
        <style:tab-stops>
          <style:tab-stop style:position="0.397cm"/>
        </style:tab-stops>
      </style:paragraph-properties>
      <style:text-properties style:font-name="Times New Roman" fo:font-size="12pt" fo:language="uk" fo:country="UA" fo:font-weight="normal" officeooo:rsid="00752f12" officeooo:paragraph-rsid="011eb20f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fo:background-color="transparent">
        <style:tab-stops>
          <style:tab-stop style:position="0.397cm"/>
        </style:tab-stops>
      </style:paragraph-properties>
      <style:text-properties style:font-name="Times New Roman" fo:font-size="12pt" fo:language="uk" fo:country="UA" fo:font-weight="normal" officeooo:rsid="00752f12" officeooo:paragraph-rsid="011eb20f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137609" style:font-name-asian="Times New Roman1" style:font-weight-asian="bold" style:font-size-complex="1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2" style:family="text">
      <style:text-properties fo:background-color="#ffffff" loext:char-shading-value="0" style:font-name-asian="Calibri" style:font-name-complex="Times New Roman1"/>
    </style:style>
    <style:style style:name="T13" style:family="text">
      <style:text-properties officeooo:rsid="0074a7e7" fo:background-color="#ffffff" loext:char-shading-value="0" style:font-name-asian="Calibri" style:font-name-complex="Times New Roman1"/>
    </style:style>
    <style:style style:name="T14" style:family="text">
      <style:text-properties style:font-name="Times New Roman" fo:font-size="12pt" fo:language="uk" fo:country="UA" fo:font-weight="bold" officeooo:rsid="009c4c1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font-name="Times New Roman" fo:font-size="12pt" fo:language="uk" fo:country="UA" fo:font-weight="normal" officeooo:rsid="009c4c1e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language="uk" fo:country="UA" fo:font-weight="normal" officeooo:rsid="01223b7b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language="uk" fo:country="UA" style:text-underline-style="solid" style:text-underline-width="auto" style:text-underline-color="font-color" fo:font-weight="bold" officeooo:rsid="00752f12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9" style:family="text">
      <style:text-properties style:font-name="Times New Roman" fo:font-size="12pt" fo:language="uk" fo:country="UA" style:text-underline-style="solid" style:text-underline-width="auto" style:text-underline-color="font-color" fo:font-weight="bold" officeooo:rsid="01214c83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0" style:family="text">
      <style:text-properties style:font-name="Times New Roman" fo:font-size="12pt" fo:language="uk" fo:country="UA" style:text-underline-style="solid" style:text-underline-width="auto" style:text-underline-color="font-color" fo:font-weight="bold" officeooo:rsid="012181d5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1" style:family="text">
      <style:text-properties officeooo:rsid="01223b7b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32cm" draw:visible-area-height="5.032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ІНІСТЕРСТВО ОСВІТИ І НАУКИ УКРАЇНИ</text:p>
      <text:p text:style-name="P1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8">Лабораторна робота №</text:span><text:span text:style-name="T9">6</text:span></text:p>
      <text:p text:style-name="P8"><text:span text:style-name="T8"><text:line-break/></text:span><text:span text:style-name="T1">з дисципліни «</text:span><text:span text:style-name="T2">Алгоритми та структури даних</text:span><text:span text:style-name="T7">»</text:span></text:p>
      <text:p text:style-name="P7"/>
      <text:p text:style-name="P25"><text:span text:style-name="T3">на тему: </text:span><text:span text:style-name="T4">«Графи та пошук у них»</text:span></text:p>
      <text:p text:style-name="P9"/>
      <text:p text:style-name="P9"/>
      <text:p text:style-name="P9"/>
      <text:p text:style-name="P9"/>
      <text:p text:style-name="P9"/>
      <text:p text:style-name="P9"/>
      <text:p text:style-name="P4">Виконав:</text:p>
      <text:p text:style-name="P10">студент гр.ПЗ1911 </text:p>
      <text:p text:style-name="P10">Сафонов Д. Є.</text:p>
      <text:p text:style-name="P10">Прийняла: </text:p>
      <text:p text:style-name="P11">Куроп'ятник О. С.</text:p>
      <text:p text:style-name="P12"><text:tab/></text:p>
      <text:p text:style-name="P13"><text:span text:style-name="T5">Дніпро, 202</text:span><text:span text:style-name="T6">1</text:span></text:p>
      <text:p text:style-name="P20">Тема. <text:span text:style-name="T10">Графи та пошук у них.</text:span></text:p>
      <text:p text:style-name="P18"><text:span text:style-name="T13">М</text:span><text:span text:style-name="T12">ета. </text:span><text:span text:style-name="T11">Ознайомитися <text:s/>з <text:s/>поняттям <text:s/>графа. <text:s/>Отримати <text:s/>практичні <text:s/>навички реалізації різних представлень та обходу графів.</text:span></text:p>
      <text:p text:style-name="P14"/>
      <text:p text:style-name="P19"><text:span text:style-name="T12">Завдання. </text:span><text:span text:style-name="T11">Написати програму мовою java, що складається з класів:</text:span></text:p>
      <text:list xml:id="list1025580219" text:style-name="L1">
        <text:list-item>
          <text:p text:style-name="P27">вершини, який містить поле назви;</text:p>
        </text:list-item>
        <text:list-item>
          <text:p text:style-name="P27">графа з представленням матрицею суміжності;</text:p>
        </text:list-item>
        <text:list-item>
          <text:p text:style-name="P27">графа з представленням списком суміжності;</text:p>
        </text:list-item>
        <text:list-item>
          <text:p text:style-name="P28">інтерфейсу <text:s/>користувача. <text:s/>Взаємодію <text:s/>з <text:s/>користувачем <text:s/>організувати <text:s/>через текстове меню. Для кожного пункту меню передбачити зворотній зв'язок у вигляді виведення результатів виконання дії та/або текстового повідомлення.</text:p>
        </text:list-item>
      </text:list>
      <text:p text:style-name="P31">Передбачити такі дії над графом: додавання вершин, ребер (дуг), видалення дуг, обхід в глибину та ширину, з можливістю завдання стартової вершини.</text:p>
      <text:p text:style-name="P32">Розробити тестові приклади для перевірки працездатності програми.</text:p>
      <text:p text:style-name="P22"><text:span text:style-name="T16">Варіанти завдань: </text:span><text:span text:style-name="T18">парні</text:span><text:span text:style-name="T19">(</text:span><text:span text:style-name="T20">6</text:span><text:span text:style-name="T19">)</text:span><text:span text:style-name="T18"> – орієнтований граф</text:span><text:span text:style-name="T16">, непарні – неорієнтований.</text:span></text:p>
      <text:p text:style-name="P17"><text:span text:style-name="T14">Текст програми. </text:span><text:a xlink:type="simple" xlink:href="https://github.com/dazzlemon/diit_121-ipz_y2_asd/tree/main/6/src/main/java/asd6" text:style-name="Internet_20_link" text:visited-style-name="Visited_20_Internet_20_Link"><text:span text:style-name="T17">github(main)</text:span></text:a>, <text:a xlink:type="simple" xlink:href="https://github.com/dazzlemon/diit_121-ipz_y2_asd/tree/main/6/src/test/java/asd6" text:style-name="Internet_20_link" text:visited-style-name="Visited_20_Internet_20_Link"><text:span text:style-name="T21">github(test)</text:span></text:a></text:p>
      <text:p text:style-name="P15"/>
      <text:p text:style-name="P30">Опис тестового прикладу.</text:p>
      <text:p text:style-name="P24">графічне представлення графу (не менше п'яти вершин), <text:s/>матриця <text:s/>та <text:s/>списки <text:s/>суміжності, <text:s/>очікуваний <text:s/>результат <text:s/>обходу <text:s/>в ширинута глибину, починаючи з різних вершин;</text:p>
      <text:p text:style-name="P15"/>
      <text:p text:style-name="P16">Висновки.</text:p>
      <text:p text:style-name="P23">пропозиції щодо застосування графу для моделювання реальних процесів та/або об’єктів;</text:p>
      <text:p text:style-name="P21">порівняння <text:s/>реалізованих <text:s/>способів <text:s/>представлення <text:s/>графу <text:s/>та алгоритмів, вказавши критерії порівнянн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4-25T00:35:04.210761981</dc:date>
    <meta:editing-duration>PT12H5M7S</meta:editing-duration>
    <meta:editing-cycles>258</meta:editing-cycles>
    <meta:generator>LibreOffice/7.0.5.2$Linux_X86_64 LibreOffice_project/00$Build-2</meta:generator>
    <meta:document-statistic meta:table-count="0" meta:image-count="0" meta:object-count="1" meta:page-count="2" meta:paragraph-count="31" meta:word-count="204" meta:character-count="1608" meta:non-whitespace-character-count="1406"/>
  </office:meta>
</office:document-meta>
</file>